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41F2C9F69AA1FD338CB.png" manifest:media-type="image/png"/>
  <manifest:file-entry manifest:full-path="Pictures/100002010000073A0000041FA050A15823D6D018.png" manifest:media-type="image/png"/>
  <manifest:file-entry manifest:full-path="Pictures/100002010000073A0000041FE4D1F115203EF20F.png" manifest:media-type="image/png"/>
  <manifest:file-entry manifest:full-path="Pictures/100002010000073A0000041F9299335C25E42BC0.png" manifest:media-type="image/png"/>
  <manifest:file-entry manifest:full-path="Pictures/100002010000073A0000041FAF633EB082D2B36A.png" manifest:media-type="image/png"/>
  <manifest:file-entry manifest:full-path="Pictures/100002010000073A0000041FD656EF103E8E0C7F.png" manifest:media-type="image/png"/>
  <manifest:file-entry manifest:full-path="Pictures/10000201000007380000041D79B9D4CFABF85603.png" manifest:media-type="image/png"/>
  <manifest:file-entry manifest:full-path="Pictures/100002010000073A0000041F4E24469194D598E4.png" manifest:media-type="image/png"/>
  <manifest:file-entry manifest:full-path="Pictures/10000201000007380000041D8DB28C1FAA9A0CDE.png" manifest:media-type="image/png"/>
  <manifest:file-entry manifest:full-path="Pictures/10000201000007380000041D83CD2D8A03DB9CE5.png" manifest:media-type="image/png"/>
  <manifest:file-entry manifest:full-path="Pictures/100002010000073A0000041F1424463162960869.png" manifest:media-type="image/png"/>
  <manifest:file-entry manifest:full-path="Pictures/10000201000007380000041D1571B914B1791C0A.png" manifest:media-type="image/png"/>
  <manifest:file-entry manifest:full-path="Pictures/100002010000078000000438D42992B0FEB0C3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c5f" officeooo:paragraph-rsid="001dcc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We have to jewellary class</text:p>
      <text:p text:style-name="P1"><draw:frame draw:style-name="fr2" draw:name="Image1" text:anchor-type="char" svg:x="-0.265cm" svg:y="1.286cm" svg:width="17cm" svg:height="9.562cm" draw:z-index="0"><draw:image xlink:href="Pictures/100002010000078000000438D42992B0FEB0C3D1.png" xlink:type="simple" xlink:show="embed" xlink:actuate="onLoad" loext:mime-type="image/png"/></draw:frame></text:p>
      <text:p text:style-name="P1"><text:s/></text:p>
      <text:p text:style-name="P1"/>
      <text:p text:style-name="P1"><draw:frame draw:style-name="fr3" draw:name="Image2" text:anchor-type="char" svg:x="-0.25cm" svg:y="0.076cm" svg:width="17cm" svg:height="9.686cm" draw:z-index="1"><draw:image xlink:href="Pictures/10000201000007380000041D83CD2D8A03DB9CE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3" text:anchor-type="char" svg:width="17cm" svg:height="9.686cm" draw:z-index="2"><draw:image xlink:href="Pictures/10000201000007380000041D8DB28C1FAA9A0CD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-0.741cm" svg:y="0.011cm" svg:width="17cm" svg:height="9.686cm" draw:z-index="3"><draw:image xlink:href="Pictures/10000201000007380000041D1571B914B1791C0A.png" xlink:type="simple" xlink:show="embed" xlink:actuate="onLoad" loext:mime-type="image/png"/></draw:frame></text:p>
      <text:p text:style-name="P1"><text:soft-page-break/></text:p>
      <text:p text:style-name="P1"/>
      <text:p text:style-name="P1"><draw:frame draw:style-name="fr1" draw:name="Image5" text:anchor-type="char" svg:width="17cm" svg:height="9.686cm" draw:z-index="4"><draw:image xlink:href="Pictures/10000201000007380000041D79B9D4CFABF8560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6" text:anchor-type="char" svg:width="17cm" svg:height="9.694cm" draw:z-index="5"><draw:image xlink:href="Pictures/100002010000073A0000041FAF633EB082D2B36A.png" xlink:type="simple" xlink:show="embed" xlink:actuate="onLoad" loext:mime-type="image/png"/></draw:frame></text:p>
      <text:p text:style-name="P1"><text:soft-page-break/></text:p>
      <text:p text:style-name="P1"/>
      <text:p text:style-name="P1"><draw:frame draw:style-name="fr1" draw:name="Image7" text:anchor-type="char" svg:width="17cm" svg:height="9.694cm" draw:z-index="6"><draw:image xlink:href="Pictures/100002010000073A0000041F4E24469194D598E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x="0cm" svg:y="1.499cm" svg:width="17cm" svg:height="9.694cm" draw:z-index="7"><draw:image xlink:href="Pictures/100002010000073A0000041F9299335C25E42BC0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width="17cm" svg:height="9.694cm" draw:z-index="8"><draw:image xlink:href="Pictures/100002010000073A0000041FD656EF103E8E0C7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0" text:anchor-type="char" svg:width="17cm" svg:height="9.694cm" draw:z-index="9"><draw:image xlink:href="Pictures/100002010000073A0000041F142446316296086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1" text:anchor-type="char" svg:width="17cm" svg:height="9.694cm" draw:z-index="10"><draw:image xlink:href="Pictures/100002010000073A0000041FE4D1F115203EF20F.png" xlink:type="simple" xlink:show="embed" xlink:actuate="onLoad" loext:mime-type="image/png"/></draw:frame></text:p>
      <text:p text:style-name="P1"/>
      <text:p text:style-name="P1"/>
      <text:p text:style-name="P1"><draw:frame draw:style-name="fr1" draw:name="Image12" text:anchor-type="char" svg:width="17cm" svg:height="9.694cm" draw:z-index="11"><draw:image xlink:href="Pictures/100002010000073A0000041FA050A15823D6D018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3" text:anchor-type="char" svg:width="17cm" svg:height="9.694cm" draw:z-index="12"><draw:image xlink:href="Pictures/100002010000073A0000041F2C9F69AA1FD338CB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17:55:29.600668827</meta:creation-date>
    <dc:date>2022-12-19T18:15:41.931597024</dc:date>
    <meta:editing-duration>PT8M54S</meta:editing-duration>
    <meta:editing-cycles>1</meta:editing-cycles>
    <meta:document-statistic meta:table-count="0" meta:image-count="13" meta:object-count="0" meta:page-count="8" meta:paragraph-count="2" meta:word-count="5" meta:character-count="28" meta:non-whitespace-character-count="22"/>
    <meta:generator>LibreOffice/6.4.7.2$Linux_X86_64 LibreOffice_project/40$Build-2</meta:generator>
  </office:meta>
</office:document-meta>
</file>